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text:s text:c="7"/>J <text:s text:c="14"/>o <text:s text:c="16"/>n <text:s text:c="15"/>e <text:s text:c="12"/>s <text:s text:c="14"/>, <text:s text:c="15"/>T <text:s text:c="14"/>o <text:s text:c="13"/>m</text:p>
      <text:p text:style-name="Standard"/>
      <text:p text:style-name="Standard">01001010 01101111 01101110 01101101 <text:s/>01110011 01000100 01010100 01101111 <text:s/>01101101</text:p>
      <text:p text:style-name="Standard"/>
      <text:p text:style-name="Standard"><text:s text:c="48"/>COMPUTER “AND” OPERATION</text:p>
      <text:p text:style-name="Standard"/>
      <text:p text:style-name="Standard">11011111 <text:s/>11011111 11011111 11011111 <text:s text:c="2"/>11011111 11011111 <text:s/>11011111 <text:s/>11011111 <text:s/>11011111</text:p>
      <text:p text:style-name="Standard"/>
      <text:p text:style-name="Standard"><text:s text:c="35"/>CHANGES EVERY “1” IN THE 3RD BIT TO “0”</text:p>
      <text:p text:style-name="Standard"/>
      <text:p text:style-name="Standard"><text:s text:c="7"/>J <text:s text:c="14"/>O <text:s text:c="15"/>N <text:s text:c="14"/>E <text:s text:c="12"/>S <text:s text:c="14"/>, <text:s text:c="15"/>T <text:s text:c="14"/>O <text:s text:c="13"/>M</text:p>
      <text:p text:style-name="Standard"/>
      <text:p text:style-name="Standard">01001010 01001111 01001110 01001101 <text:s/>01010011 01000100 01010100 <text:s/>01001111 <text:s/>01001101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16-09-10T20:06:43</meta:creation-date>
    <dc:date>2016-09-10T21:17:41</dc:date>
    <meta:editing-cycles>3</meta:editing-cycles>
    <meta:editing-duration>PT9M5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55" meta:character-count="669"/>
  </office:meta>
</office:document-meta>
</file>